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89cm" table:align="left"/>
    </style:style>
    <style:style style:name="Table1.A" style:family="table-column">
      <style:table-column-properties style:column-width="1.092cm"/>
    </style:style>
    <style:style style:name="Table1.B" style:family="table-column">
      <style:table-column-properties style:column-width="5.099cm"/>
    </style:style>
    <style:style style:name="Table1.C" style:family="table-column">
      <style:table-column-properties style:column-width="3.665cm"/>
    </style:style>
    <style:style style:name="Table1.D" style:family="table-column">
      <style:table-column-properties style:column-width="3.096cm"/>
    </style:style>
    <style:style style:name="Table1.E" style:family="table-column">
      <style:table-column-properties style:column-width="3.217cm"/>
    </style:style>
    <style:style style:name="Table1.F" style:family="table-column">
      <style:table-column-properties style:column-width="2.679cm"/>
    </style:style>
    <style:style style:name="Table1.G" style:family="table-column">
      <style:table-column-properties style:column-width="2.727cm"/>
    </style:style>
    <style:style style:name="Table1.H" style:family="table-column">
      <style:table-column-properties style:column-width="2.454cm"/>
    </style:style>
    <style:style style:name="Table1.I" style:family="table-column">
      <style:table-column-properties style:column-width="1.66cm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I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Arial" fo:font-size="6pt" style:font-size-asian="6pt" style:font-size-complex="6pt"/>
    </style:style>
    <style:style style:name="P3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P6" style:family="paragraph" style:parent-style-name="Frame_20_contents">
      <style:text-properties style:font-name="Arial" fo:font-size="9pt" style:font-size-asian="9pt" style:font-size-complex="9pt"/>
    </style:style>
    <style:style style:name="P7" style:family="paragraph" style:parent-style-name="Fram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Fram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0" style:family="paragraph" style:parent-style-name="Fram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Fram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2" style:family="paragraph" style:parent-style-name="Fram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background-color="#b3b3b3">
        <style:background-image/>
      </style:paragraph-properties>
      <style:text-properties style:font-name="Arial" fo:font-size="6pt" fo:font-weight="normal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background-color="transparent">
        <style:background-image/>
      </style:paragraph-properties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left" style:horizontal-rel="paragraph">
        <style:columns fo:column-count="1" fo:column-gap="0cm"/>
      </style:graphic-properties>
    </style:style>
    <style:style style:name="fr3" style:family="graphic" style:parent-style-name="Frame">
      <style:graphic-properties style:vertical-pos="top" style:vertical-rel="paragraph-content" style:horizontal-pos="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Standard"><text:script script:language="JOOScript">@text:section
[#list rpt.radnik as rad]
@/text:section
[/#list]
</text:script></text:p>
        <text:p text:style-name="Standard"><draw:frame draw:style-name="fr1" draw:name="Frame1" text:anchor-type="paragraph" svg:x="0.28cm" svg:y="0.176cm" svg:width="4.93cm" draw:z-index="0"><draw:text-box fo:min-height="1.826cm"><text:p text:style-name="P11"><draw:frame draw:style-name="fr1" draw:name="Frame4" text:anchor-type="paragraph" svg:x="4.777cm" svg:y="-0.152cm" svg:width="14.266cm" draw:z-index="2"><draw:text-box fo:min-height="1.826cm"><text:p text:style-name="P12">Godišnji izvještaj o obračunatoj, obustavljenoj i uplaćenoj akontaciji poreza po odbitku od drugih samostalne djelatnosti</text:p></draw:text-box></draw:frame><text:span text:style-name="T1">Bosna i Hercegovina</text:span><text:line-break/>FEDERACIJA BOSNE I HERCEGOVINE<text:line-break/><text:span text:style-name="T1">Federalno ministarstvo finansija/financija</text:span><text:line-break/>POREZNA UPRAVA</text:p></draw:text-box></draw:frame><draw:frame draw:style-name="fr1" draw:name="Frame2" text:anchor-type="paragraph" svg:x="19.473cm" svg:y="0.176cm" svg:width="5.909cm" draw:z-index="7"><draw:text-box fo:min-height="1.801cm"><text:p text:style-name="P8"><text:line-break/>Porezna godina</text:p><text:p text:style-name="P7">${rpt.p_per}</text:p></draw:text-box></draw:frame></text:p>
        <text:p text:style-name="Standard"/>
        <text:p text:style-name="Standard"/>
        <text:p text:style-name="Standard"/>
        <text:p text:style-name="P14"/>
        <text:p text:style-name="P15">Dio 1 - Podaci o poslodavcu / isplatiocu i poreznom obvezniku</text:p>
        <text:p text:style-name="Standard"><draw:frame draw:style-name="fr1" draw:name="Frame5" text:anchor-type="paragraph" svg:x="12.748cm" svg:y="0.201cm" svg:width="12.67cm" draw:z-index="3"><draw:text-box fo:min-height="1.438cm"><text:p text:style-name="P6">4) JMB zaposlenika: <text:s/><text:span text:style-name="T1">${rad.mb}<text:line-break/></text:span>5) Ime <text:s text:c="9"/><text:span text:style-name="T1">${rad.ime}<text:line-break/></text:span>6) Adresa <text:s text:c="4"/><text:span text:style-name="T1">${rad.adr}</text:span></text:p></draw:text-box></draw:frame><draw:frame draw:style-name="fr2" draw:name="Frame3" text:anchor-type="paragraph" svg:width="12.548cm" draw:z-index="1"><draw:text-box fo:min-height="1.438cm"><text:p text:style-name="P6">1) JIB/JMB poslodavca/isplatioca <text:s text:c="2"/><text:span text:style-name="T1">${rpt.p_jmb}</text:span><text:line-break/>2) Naziv <text:s text:c="4"/><text:span text:style-name="T1">${rpt.p_naz}</text:span><text:line-break/>3) Adresa <text:s text:c="2"/><text:span text:style-name="T1">${rpt.p_adr}</text:span></text:p></draw:text-box></draw:frame> <text:s text:c="20"/></text:p>
        <text:p text:style-name="P15">Dio 2 - Podaci o prihodima, doprinosima i porezu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row>
            <table:table-cell table:style-name="Table1.A1" office:value-type="string">
              <text:p text:style-name="P17">1) redni broj</text:p>
            </table:table-cell>
            <table:table-cell table:style-name="Table1.A1" office:value-type="string">
              <text:p text:style-name="P17">2) Osnov isplate</text:p>
            </table:table-cell>
            <table:table-cell table:style-name="Table1.A1" office:value-type="string">
              <text:p text:style-name="P5">3) Iznos <text:s/>dohotka</text:p>
            </table:table-cell>
            <table:table-cell table:style-name="Table1.A1" office:value-type="string">
              <text:p text:style-name="P5">4) Zdravstveno osiguranje na teren osiguranika )dohodak x 0.04)</text:p>
            </table:table-cell>
            <table:table-cell table:style-name="Table1.A1" office:value-type="string">
              <text:p text:style-name="P5">5) Osnovica za porez (dohodak - zdravstv.osigur.)</text:p>
            </table:table-cell>
            <table:table-cell table:style-name="Table1.A1" office:value-type="string">
              <text:p text:style-name="P5">6) Iznos <text:s/>poreza (osnovica poreza x 0.1)</text:p>
            </table:table-cell>
            <table:table-cell table:style-name="Table1.A1" office:value-type="string">
              <text:p text:style-name="P5">7) Iznos plaćen primaocu</text:p>
            </table:table-cell>
            <table:table-cell table:style-name="Table1.A1" office:value-type="string">
              <text:p text:style-name="P5">8) Penzijsko i invalidsko osiguranje na teret isplatioca (dohodak x 0.06)</text:p>
            </table:table-cell>
            <table:table-cell table:style-name="Table1.I1" office:value-type="string">
              <text:p text:style-name="P5">9) Datum isplate</text:p>
            </table:table-cell>
          </table:table-row>
          <table:table-row>
            <table:table-cell table:style-name="Table1.A2" office:value-type="string">
              <text:p text:style-name="P2"><text:script script:language="JOOScript">@table:table-row
[#list rad.obracun as obr]
@/table:table-row
[/#list]
</text:script>${obr.rbr}</text:p>
            </table:table-cell>
            <table:table-cell table:style-name="Table1.A2" office:value-type="string">
              <text:p text:style-name="P2">${obr.isp_z}</text:p>
            </table:table-cell>
            <table:table-cell table:style-name="Table1.A2" office:value-type="string">
              <text:p text:style-name="P2">${obr.bruto}</text:p>
            </table:table-cell>
            <table:table-cell table:style-name="Table1.A2" office:value-type="string">
              <text:p text:style-name="P2">${obr.do_zdr}</text:p>
            </table:table-cell>
            <table:table-cell table:style-name="Table1.A2" office:value-type="string">
              <text:p text:style-name="P2">${obr.p_osn}</text:p>
            </table:table-cell>
            <table:table-cell table:style-name="Table1.A2" office:value-type="string">
              <text:p text:style-name="P2">${obr.p_izn}</text:p>
            </table:table-cell>
            <table:table-cell table:style-name="Table1.A2" office:value-type="string">
              <text:p text:style-name="P2">${obr.neto}</text:p>
            </table:table-cell>
            <table:table-cell table:style-name="Table1.A2" office:value-type="string">
              <text:p text:style-name="P2">${obr.do_pio}</text:p>
            </table:table-cell>
            <table:table-cell table:style-name="Table1.I2" office:value-type="string">
              <text:p text:style-name="P2">${obr.d_isp}</text:p>
            </table:table-cell>
          </table:table-row>
          <table:table-row>
            <table:table-cell table:style-name="Table1.A2" office:value-type="string">
              <text:p text:style-name="P3"><text:script script:language="JOOScript">@table:table-row
[#list rad.total as t]
@/table:table-row
[/#list]</text:script>Ukupno:</text:p>
            </table:table-cell>
            <table:table-cell table:style-name="Table1.A2" office:value-type="string">
              <text:p text:style-name="P3"/>
            </table:table-cell>
            <table:table-cell table:style-name="Table1.A2" office:value-type="string">
              <text:p text:style-name="P4">${t.bruto}</text:p>
            </table:table-cell>
            <table:table-cell table:style-name="Table1.A2" office:value-type="string">
              <text:p text:style-name="P4">${t.do_zdr}</text:p>
            </table:table-cell>
            <table:table-cell table:style-name="Table1.A2" office:value-type="string">
              <text:p text:style-name="P4">${t.p_osn}</text:p>
            </table:table-cell>
            <table:table-cell table:style-name="Table1.A2" office:value-type="string">
              <text:p text:style-name="P4">${t.p_izn}</text:p>
            </table:table-cell>
            <table:table-cell table:style-name="Table1.A2" office:value-type="string">
              <text:p text:style-name="P4">${t.neto}</text:p>
            </table:table-cell>
            <table:table-cell table:style-name="Table1.A2" office:value-type="string">
              <text:p text:style-name="P4">${t.do_pio}</text:p>
            </table:table-cell>
            <table:table-cell table:style-name="Table1.I2" office:value-type="string">
              <text:p text:style-name="P16"/>
            </table:table-cell>
          </table:table-row>
        </table:table>
        <text:p text:style-name="P13"><text:line-break/><text:span text:style-name="T2">Dio 3 - Izjava poslodavca / isplatioca</text:span></text:p>
        <text:p text:style-name="Standard"><draw:frame draw:style-name="fr1" draw:name="Frame7" text:anchor-type="paragraph" svg:x="11.934cm" svg:y="0.201cm" svg:width="8.758cm" draw:z-index="5"><draw:text-box fo:min-height="1.277cm"><text:p text:style-name="P10">Potpis poslodavca / isplatioca:</text:p></draw:text-box></draw:frame><draw:frame draw:style-name="fr3" draw:name="Frame6" text:anchor-type="paragraph" svg:width="11.735cm" draw:z-index="4"><draw:text-box fo:min-height="1.277cm"><text:p text:style-name="P9">Napomena: Isplatioc je dužan dostaviti izvještaj za prethodnu godinu svakom primaocu najduže do 28.februara tekuće godine.</text:p></draw:text-box></draw:frame><draw:frame draw:style-name="fr1" draw:name="Frame8" text:anchor-type="paragraph" svg:x="20.69cm" svg:y="0.201cm" svg:width="4.692cm" draw:z-index="6"><draw:text-box fo:min-height="1.277cm"><text:p text:style-name="P10">Datum:</text:p></draw:text-box></draw:frame> </text:p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sa vranic</meta:initial-creator>
    <meta:creation-date>2009-10-28T13:32:20.85</meta:creation-date>
    <dc:date>2011-02-17T20:28:57.93</dc:date>
    <dc:creator>sasa vranic</dc:creator>
    <meta:editing-duration>PT02H46M08S</meta:editing-duration>
    <meta:editing-cycles>75</meta:editing-cycles>
    <meta:generator>OpenOffice.org/3.0$Win32 OpenOffice.org_project/300m9$Build-9358</meta:generator>
    <meta:document-statistic meta:table-count="1" meta:image-count="0" meta:object-count="0" meta:page-count="2" meta:paragraph-count="40" meta:word-count="164" meta:character-count="1254"/>
    <meta:user-defined meta:name="Info 1"/>
    <meta:user-defined meta:name="Info 2"/>
    <meta:user-defined meta:name="Info 3"/>
    <meta:user-defined meta:name="Info 4"/>
  </office:meta>
</office:document-meta>
</file>